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9C00000CDB3A43FB08324340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6299in" fo:margin-left="0.0701in" fo:margin-top="0in" fo:margin-bottom="0in" style:page-number="auto" table:align="left" style:writing-mode="lr-tb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0.1097in"/>
    </style:style>
    <style:style style:name="Table1.C" style:family="table-column">
      <style:table-column-properties style:column-width="0.75in"/>
    </style:style>
    <style:style style:name="Table1.I" style:family="table-column">
      <style:table-column-properties style:column-width="0.7528in"/>
    </style:style>
    <style:style style:name="Table1.1" style:family="table-row">
      <style:table-row-properties style:row-height="0.5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B1" style:family="table-cell">
      <style:table-cell-properties style:vertical-align="middle" fo:padding="0in" fo:border-left="none" fo:border-right="none" fo:border-top="0.25pt solid #ffffff" fo:border-bottom="0.25pt solid #ffffff" style:writing-mode="lr-tb"/>
    </style:style>
    <style:style style:name="Table1.2" style:family="table-row">
      <style:table-row-properties style:row-height="0.1201in" fo:keep-together="auto"/>
    </style:style>
    <style:style style:name="Table1.A2" style:family="table-cell">
      <style:table-cell-properties style:vertical-align="middle" fo:padding="0in" fo:border-left="0.25pt solid #ffffff" fo:border-right="0.25pt solid #ffffff" fo:border-top="none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4" style:family="paragraph" style:parent-style-name="Standard">
      <style:paragraph-properties fo:margin-top="0in" fo:margin-bottom="0in" style:contextual-spacing="false" fo:line-height="0.0138in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I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1" draw:name="Image1 Copy 2 Copy 1 Copy 9 Copy 15" text:anchor-type="char" svg:y="0in" svg:width="0.3799in" svg:height="0.5in" draw:z-index="10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7" text:anchor-type="char" svg:y="0in" svg:width="0.3799in" svg:height="0.5in" draw:z-index="10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7" text:anchor-type="char" svg:y="0in" svg:width="0.3799in" svg:height="0.5in" draw:z-index="11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7" text:anchor-type="char" svg:y="0in" svg:width="0.3799in" svg:height="0.5in" draw:z-index="11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7" text:anchor-type="char" svg:y="0in" svg:width="0.3799in" svg:height="0.5in" draw:z-index="11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7" text:anchor-type="char" svg:y="0in" svg:width="0.3799in" svg:height="0.5in" draw:z-index="11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7" text:anchor-type="char" svg:y="0in" svg:width="0.3799in" svg:height="0.5in" draw:z-index="11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7" text:anchor-type="char" svg:y="0in" svg:width="0.3799in" svg:height="0.5in" draw:z-index="11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7" text:anchor-type="char" svg:y="0in" svg:width="0.3799in" svg:height="0.5in" draw:z-index="11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5 Copy 1" text:anchor-type="char" svg:y="0in" svg:width="0.3799in" svg:height="0.5in" draw:z-index="11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7 Copy 1" text:anchor-type="char" svg:y="0in" svg:width="0.3799in" svg:height="0.5in" draw:z-index="11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7 Copy 1" text:anchor-type="char" svg:y="0in" svg:width="0.3799in" svg:height="0.5in" draw:z-index="11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7 Copy 1" text:anchor-type="char" svg:y="0in" svg:width="0.3799in" svg:height="0.5in" draw:z-index="12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7 Copy 1" text:anchor-type="char" svg:y="0in" svg:width="0.3799in" svg:height="0.5in" draw:z-index="12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7 Copy 1" text:anchor-type="char" svg:y="0in" svg:width="0.3799in" svg:height="0.5in" draw:z-index="12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7 Copy 1" text:anchor-type="char" svg:y="0in" svg:width="0.3799in" svg:height="0.5in" draw:z-index="12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7 Copy 1" text:anchor-type="char" svg:y="0in" svg:width="0.3799in" svg:height="0.5in" draw:z-index="12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7 Copy 1" text:anchor-type="char" svg:y="0in" svg:width="0.3799in" svg:height="0.5in" draw:z-index="12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5 Copy 3" text:anchor-type="char" svg:y="0in" svg:width="0.3799in" svg:height="0.5in" draw:z-index="12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7 Copy 3" text:anchor-type="char" svg:y="0in" svg:width="0.3799in" svg:height="0.5in" draw:z-index="12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7 Copy 3" text:anchor-type="char" svg:y="0in" svg:width="0.3799in" svg:height="0.5in" draw:z-index="12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7 Copy 3" text:anchor-type="char" svg:y="0in" svg:width="0.3799in" svg:height="0.5in" draw:z-index="12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7 Copy 3" text:anchor-type="char" svg:y="0in" svg:width="0.3799in" svg:height="0.5in" draw:z-index="13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7 Copy 3" text:anchor-type="char" svg:y="0in" svg:width="0.3799in" svg:height="0.5in" draw:z-index="13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7 Copy 3" text:anchor-type="char" svg:y="0in" svg:width="0.3799in" svg:height="0.5in" draw:z-index="13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7 Copy 3" text:anchor-type="char" svg:y="0in" svg:width="0.3799in" svg:height="0.5in" draw:z-index="13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7 Copy 3" text:anchor-type="char" svg:y="0in" svg:width="0.3799in" svg:height="0.5in" draw:z-index="13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5 Copy 4" text:anchor-type="char" svg:y="0in" svg:width="0.3799in" svg:height="0.5in" draw:z-index="13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7 Copy 4" text:anchor-type="char" svg:y="0in" svg:width="0.3799in" svg:height="0.5in" draw:z-index="13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7 Copy 4" text:anchor-type="char" svg:y="0in" svg:width="0.3799in" svg:height="0.5in" draw:z-index="13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7 Copy 4" text:anchor-type="char" svg:y="0in" svg:width="0.3799in" svg:height="0.5in" draw:z-index="13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7 Copy 4" text:anchor-type="char" svg:y="0in" svg:width="0.3799in" svg:height="0.5in" draw:z-index="13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7 Copy 4" text:anchor-type="char" svg:y="0in" svg:width="0.3799in" svg:height="0.5in" draw:z-index="14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7 Copy 4" text:anchor-type="char" svg:y="0in" svg:width="0.3799in" svg:height="0.5in" draw:z-index="14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7 Copy 4" text:anchor-type="char" svg:y="0in" svg:width="0.3799in" svg:height="0.5in" draw:z-index="14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7 Copy 4" text:anchor-type="char" svg:y="0in" svg:width="0.3799in" svg:height="0.5in" draw:z-index="14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9" text:anchor-type="char" svg:y="0in" svg:width="0.3799in" svg:height="0.5in" draw:z-index="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1" text:anchor-type="char" svg:y="0in" svg:width="0.3799in" svg:height="0.5in" draw:z-index="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1" text:anchor-type="char" svg:y="0in" svg:width="0.3799in" svg:height="0.5in" draw:z-index="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1" text:anchor-type="char" svg:y="0in" svg:width="0.3799in" svg:height="0.5in" draw:z-index="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1" text:anchor-type="char" svg:y="0in" svg:width="0.3799in" svg:height="0.5in" draw:z-index="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1" text:anchor-type="char" svg:y="0in" svg:width="0.3799in" svg:height="0.5in" draw:z-index="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1" text:anchor-type="char" svg:y="0in" svg:width="0.3799in" svg:height="0.5in" draw:z-index="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1" text:anchor-type="char" svg:y="0in" svg:width="0.3799in" svg:height="0.5in" draw:z-index="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1" text:anchor-type="char" svg:y="0in" svg:width="0.3799in" svg:height="0.5in" draw:z-index="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0" text:anchor-type="char" svg:y="0in" svg:width="0.3799in" svg:height="0.5in" draw:z-index="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2" text:anchor-type="char" svg:y="0in" svg:width="0.3799in" svg:height="0.5in" draw:z-index="1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2" text:anchor-type="char" svg:y="0in" svg:width="0.3799in" svg:height="0.5in" draw:z-index="1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2" text:anchor-type="char" svg:y="0in" svg:width="0.3799in" svg:height="0.5in" draw:z-index="1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2" text:anchor-type="char" svg:y="0in" svg:width="0.3799in" svg:height="0.5in" draw:z-index="1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2" text:anchor-type="char" svg:y="0in" svg:width="0.3799in" svg:height="0.5in" draw:z-index="1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2" text:anchor-type="char" svg:y="0in" svg:width="0.3799in" svg:height="0.5in" draw:z-index="1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2" text:anchor-type="char" svg:y="0in" svg:width="0.3799in" svg:height="0.5in" draw:z-index="1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2" text:anchor-type="char" svg:y="0in" svg:width="0.3799in" svg:height="0.5in" draw:z-index="1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9 Copy 1" text:anchor-type="char" svg:y="0in" svg:width="0.3799in" svg:height="0.5in" draw:z-index="1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1 Copy 1" text:anchor-type="char" svg:y="0in" svg:width="0.3799in" svg:height="0.5in" draw:z-index="1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1 Copy 1" text:anchor-type="char" svg:y="0in" svg:width="0.3799in" svg:height="0.5in" draw:z-index="2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1 Copy 1" text:anchor-type="char" svg:y="0in" svg:width="0.3799in" svg:height="0.5in" draw:z-index="2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1 Copy 1" text:anchor-type="char" svg:y="0in" svg:width="0.3799in" svg:height="0.5in" draw:z-index="2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1 Copy 1" text:anchor-type="char" svg:y="0in" svg:width="0.3799in" svg:height="0.5in" draw:z-index="2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1 Copy 1" text:anchor-type="char" svg:y="0in" svg:width="0.3799in" svg:height="0.5in" draw:z-index="2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1 Copy 1" text:anchor-type="char" svg:y="0in" svg:width="0.3799in" svg:height="0.5in" draw:z-index="2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1 Copy 1" text:anchor-type="char" svg:y="0in" svg:width="0.3799in" svg:height="0.5in" draw:z-index="2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1" text:anchor-type="char" svg:y="0in" svg:width="0.3799in" svg:height="0.5in" draw:z-index="2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3" text:anchor-type="char" svg:y="0in" svg:width="0.3799in" svg:height="0.5in" draw:z-index="2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3" text:anchor-type="char" svg:y="0in" svg:width="0.3799in" svg:height="0.5in" draw:z-index="2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3" text:anchor-type="char" svg:y="0in" svg:width="0.3799in" svg:height="0.5in" draw:z-index="3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3" text:anchor-type="char" svg:y="0in" svg:width="0.3799in" svg:height="0.5in" draw:z-index="3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3" text:anchor-type="char" svg:y="0in" svg:width="0.3799in" svg:height="0.5in" draw:z-index="3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3" text:anchor-type="char" svg:y="0in" svg:width="0.3799in" svg:height="0.5in" draw:z-index="3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3" text:anchor-type="char" svg:y="0in" svg:width="0.3799in" svg:height="0.5in" draw:z-index="3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3" text:anchor-type="char" svg:y="0in" svg:width="0.3799in" svg:height="0.5in" draw:z-index="3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9 Copy 2" text:anchor-type="char" svg:y="0in" svg:width="0.3799in" svg:height="0.5in" draw:z-index="3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1 Copy 2" text:anchor-type="char" svg:y="0in" svg:width="0.3799in" svg:height="0.5in" draw:z-index="3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1 Copy 2" text:anchor-type="char" svg:y="0in" svg:width="0.3799in" svg:height="0.5in" draw:z-index="3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1 Copy 2" text:anchor-type="char" svg:y="0in" svg:width="0.3799in" svg:height="0.5in" draw:z-index="3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1 Copy 2" text:anchor-type="char" svg:y="0in" svg:width="0.3799in" svg:height="0.5in" draw:z-index="4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1 Copy 2" text:anchor-type="char" svg:y="0in" svg:width="0.3799in" svg:height="0.5in" draw:z-index="4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1 Copy 2" text:anchor-type="char" svg:y="0in" svg:width="0.3799in" svg:height="0.5in" draw:z-index="4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1 Copy 2" text:anchor-type="char" svg:y="0in" svg:width="0.3799in" svg:height="0.5in" draw:z-index="4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1 Copy 2" text:anchor-type="char" svg:y="0in" svg:width="0.3799in" svg:height="0.5in" draw:z-index="4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2" text:anchor-type="char" svg:y="0in" svg:width="0.3799in" svg:height="0.5in" draw:z-index="4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4" text:anchor-type="char" svg:y="0in" svg:width="0.3799in" svg:height="0.5in" draw:z-index="4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4" text:anchor-type="char" svg:y="0in" svg:width="0.3799in" svg:height="0.5in" draw:z-index="4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4" text:anchor-type="char" svg:y="0in" svg:width="0.3799in" svg:height="0.5in" draw:z-index="4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4" text:anchor-type="char" svg:y="0in" svg:width="0.3799in" svg:height="0.5in" draw:z-index="4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4" text:anchor-type="char" svg:y="0in" svg:width="0.3799in" svg:height="0.5in" draw:z-index="5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4" text:anchor-type="char" svg:y="0in" svg:width="0.3799in" svg:height="0.5in" draw:z-index="5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4" text:anchor-type="char" svg:y="0in" svg:width="0.3799in" svg:height="0.5in" draw:z-index="5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4" text:anchor-type="char" svg:y="0in" svg:width="0.3799in" svg:height="0.5in" draw:z-index="5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9 Copy 3" text:anchor-type="char" svg:y="0in" svg:width="0.3799in" svg:height="0.5in" draw:z-index="5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1 Copy 3" text:anchor-type="char" svg:y="0in" svg:width="0.3799in" svg:height="0.5in" draw:z-index="5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1 Copy 3" text:anchor-type="char" svg:y="0in" svg:width="0.3799in" svg:height="0.5in" draw:z-index="5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1 Copy 3" text:anchor-type="char" svg:y="0in" svg:width="0.3799in" svg:height="0.5in" draw:z-index="5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1 Copy 3" text:anchor-type="char" svg:y="0in" svg:width="0.3799in" svg:height="0.5in" draw:z-index="5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1 Copy 3" text:anchor-type="char" svg:y="0in" svg:width="0.3799in" svg:height="0.5in" draw:z-index="5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1 Copy 3" text:anchor-type="char" svg:y="0in" svg:width="0.3799in" svg:height="0.5in" draw:z-index="6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1 Copy 3" text:anchor-type="char" svg:y="0in" svg:width="0.3799in" svg:height="0.5in" draw:z-index="6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1 Copy 3" text:anchor-type="char" svg:y="0in" svg:width="0.3799in" svg:height="0.5in" draw:z-index="6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3" text:anchor-type="char" svg:y="0in" svg:width="0.3799in" svg:height="0.5in" draw:z-index="6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5" text:anchor-type="char" svg:y="0in" svg:width="0.3799in" svg:height="0.5in" draw:z-index="6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5" text:anchor-type="char" svg:y="0in" svg:width="0.3799in" svg:height="0.5in" draw:z-index="6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5" text:anchor-type="char" svg:y="0in" svg:width="0.3799in" svg:height="0.5in" draw:z-index="6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5" text:anchor-type="char" svg:y="0in" svg:width="0.3799in" svg:height="0.5in" draw:z-index="6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5" text:anchor-type="char" svg:y="0in" svg:width="0.3799in" svg:height="0.5in" draw:z-index="6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5" text:anchor-type="char" svg:y="0in" svg:width="0.3799in" svg:height="0.5in" draw:z-index="6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5" text:anchor-type="char" svg:y="0in" svg:width="0.3799in" svg:height="0.5in" draw:z-index="7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5" text:anchor-type="char" svg:y="0in" svg:width="0.3799in" svg:height="0.5in" draw:z-index="7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9 Copy 4" text:anchor-type="char" svg:y="0in" svg:width="0.3799in" svg:height="0.5in" draw:z-index="7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1 Copy 4" text:anchor-type="char" svg:y="0in" svg:width="0.3799in" svg:height="0.5in" draw:z-index="7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1 Copy 4" text:anchor-type="char" svg:y="0in" svg:width="0.3799in" svg:height="0.5in" draw:z-index="7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1 Copy 4" text:anchor-type="char" svg:y="0in" svg:width="0.3799in" svg:height="0.5in" draw:z-index="7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1 Copy 4" text:anchor-type="char" svg:y="0in" svg:width="0.3799in" svg:height="0.5in" draw:z-index="7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1 Copy 4" text:anchor-type="char" svg:y="0in" svg:width="0.3799in" svg:height="0.5in" draw:z-index="7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1 Copy 4" text:anchor-type="char" svg:y="0in" svg:width="0.3799in" svg:height="0.5in" draw:z-index="7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1 Copy 4" text:anchor-type="char" svg:y="0in" svg:width="0.3799in" svg:height="0.5in" draw:z-index="7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1 Copy 4" text:anchor-type="char" svg:y="0in" svg:width="0.3799in" svg:height="0.5in" draw:z-index="8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4" text:anchor-type="char" svg:y="0in" svg:width="0.3799in" svg:height="0.5in" draw:z-index="8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6" text:anchor-type="char" svg:y="0in" svg:width="0.3799in" svg:height="0.5in" draw:z-index="8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6" text:anchor-type="char" svg:y="0in" svg:width="0.3799in" svg:height="0.5in" draw:z-index="8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6" text:anchor-type="char" svg:y="0in" svg:width="0.3799in" svg:height="0.5in" draw:z-index="8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6" text:anchor-type="char" svg:y="0in" svg:width="0.3799in" svg:height="0.5in" draw:z-index="8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6" text:anchor-type="char" svg:y="0in" svg:width="0.3799in" svg:height="0.5in" draw:z-index="8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6" text:anchor-type="char" svg:y="0in" svg:width="0.3799in" svg:height="0.5in" draw:z-index="8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6" text:anchor-type="char" svg:y="0in" svg:width="0.3799in" svg:height="0.5in" draw:z-index="8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6" text:anchor-type="char" svg:y="0in" svg:width="0.3799in" svg:height="0.5in" draw:z-index="8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9 Copy 5" text:anchor-type="char" svg:y="0in" svg:width="0.3799in" svg:height="0.5in" draw:z-index="9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1 Copy 5" text:anchor-type="char" svg:y="0in" svg:width="0.3799in" svg:height="0.5in" draw:z-index="9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1 Copy 5" text:anchor-type="char" svg:y="0in" svg:width="0.3799in" svg:height="0.5in" draw:z-index="9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1 Copy 5" text:anchor-type="char" svg:y="0in" svg:width="0.3799in" svg:height="0.5in" draw:z-index="9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1 Copy 5" text:anchor-type="char" svg:y="0in" svg:width="0.3799in" svg:height="0.5in" draw:z-index="9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1 Copy 5" text:anchor-type="char" svg:y="0in" svg:width="0.3799in" svg:height="0.5in" draw:z-index="9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1 Copy 5" text:anchor-type="char" svg:y="0in" svg:width="0.3799in" svg:height="0.5in" draw:z-index="9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1 Copy 5" text:anchor-type="char" svg:y="0in" svg:width="0.3799in" svg:height="0.5in" draw:z-index="9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1 Copy 5" text:anchor-type="char" svg:y="0in" svg:width="0.3799in" svg:height="0.5in" draw:z-index="98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 Copy 2 Copy 1 Copy 9 Copy 15 Copy 2" text:anchor-type="char" svg:y="0in" svg:width="0.3799in" svg:height="0.5in" draw:z-index="99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 Copy 2 Copy 1 Copy 9 Copy 1 Copy 7 Copy 2" text:anchor-type="char" svg:y="0in" svg:width="0.3799in" svg:height="0.5in" draw:z-index="100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2 Copy 7 Copy 2" text:anchor-type="char" svg:y="0in" svg:width="0.3799in" svg:height="0.5in" draw:z-index="101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3 Copy 7 Copy 2" text:anchor-type="char" svg:y="0in" svg:width="0.3799in" svg:height="0.5in" draw:z-index="102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4 Copy 7 Copy 2" text:anchor-type="char" svg:y="0in" svg:width="0.3799in" svg:height="0.5in" draw:z-index="103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5 Copy 7 Copy 2" text:anchor-type="char" svg:y="0in" svg:width="0.3799in" svg:height="0.5in" draw:z-index="104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6 Copy 7 Copy 2" text:anchor-type="char" svg:y="0in" svg:width="0.3799in" svg:height="0.5in" draw:z-index="105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7 Copy 7 Copy 2" text:anchor-type="char" svg:y="0in" svg:width="0.3799in" svg:height="0.5in" draw:z-index="106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 Copy 2 Copy 1 Copy 9 Copy 8 Copy 7 Copy 2" text:anchor-type="char" svg:y="0in" svg:width="0.3799in" svg:height="0.5in" draw:z-index="107" draw:transform="translate (-0.18996062992126in -0.25in) rotate (1.5707963267949) translate (0.18996062992126in 0.25in)"><draw:image xlink:href="Pictures/100000000000099C00000CDB3A43FB083243400D.jpg" xlink:type="simple" xlink:show="embed" xlink:actuate="onLoad" draw:mime-type="image/jpe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402in" fo:margin-bottom="0.4201in" fo:margin-left="0.3701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rage Sale Pup Template</dc:title>
    <dc:subject>Garage Sale Pup Template</dc:subject>
    <meta:keyword>Garage Sale Pup</meta:keyword>
    <dc:description>Copyright © Garage Sale Pup. All rights reserved.</dc:description>
    <meta:initial-creator>Garage Sale Pup</meta:initial-creator>
    <meta:creation-date>2016-09-08T09:24:00</meta:creation-date>
    <dc:date>2023-11-30T20:38:15.253445420</dc:date>
    <meta:print-date>2023-11-30T20:36:38.372304597</meta:print-date>
    <meta:editing-cycles>11</meta:editing-cycles>
    <meta:editing-duration>PT30M31S</meta:editing-duration>
    <meta:generator>LibreOffice/7.6.2.1$Linux_X86_64 LibreOffice_project/60$Build-1</meta:generator>
    <meta:document-statistic meta:table-count="1" meta:image-count="144" meta:object-count="0" meta:page-count="1" meta:paragraph-count="0" meta:word-count="0" meta:character-count="0" meta:non-whitespace-character-count="0"/>
    <meta:user-defined meta:name="productGroup">U-0514-01</meta:user-defined>
  </office:meta>
</office:document-meta>
</file>